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2.418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4.306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4.106cm"/>
    </style:style>
    <style:style style:name="co12" style:family="table-column">
      <style:table-column-properties fo:break-before="auto" style:column-width="2.168cm"/>
    </style:style>
    <style:style style:name="co14" style:family="table-column">
      <style:table-column-properties fo:break-before="auto" style:column-width="3.722cm"/>
    </style:style>
    <style:style style:name="co15" style:family="table-column">
      <style:table-column-properties fo:break-before="auto" style:column-width="7.49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60">
      <style:table-cell-properties fo:border="none"/>
    </style:style>
    <style:style style:name="ce3" style:family="table-cell" style:parent-style-name="Default" style:data-style-name="N60"/>
  </office:automatic-styles>
  <office:body>
    <office:spreadsheet>
      <table:table table:name="cartPol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2"/>
        <table:table-column table:style-name="co11" table:default-cell-style-name="Default"/>
        <table:table-column table:style-name="co10" table:default-cell-style-name="Default"/>
        <table:table-column table:style-name="co12" table:default-cell-style-name="ce1"/>
        <table:table-column table:style-name="co1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row table:style-name="ro3">
          <table:table-cell/>
          <table:table-cell table:style-name="ce1" office:value-type="string">
            <text:p>useMatlabBayes</text:p>
          </table:table-cell>
          <table:table-cell office:value-type="string">
            <text:p>useMatlabGP</text:p>
          </table:table-cell>
          <table:table-cell office:value-type="string">
            <text:p>covarianceFcn</text:p>
          </table:table-cell>
          <table:table-cell office:value-type="string">
            <text:p>trajectoriesPerPolicy</text:p>
          </table:table-cell>
          <table:table-cell office:value-type="string">
            <text:p>initialPolicies</text:p>
          </table:table-cell>
          <table:table-cell office:value-type="string">
            <text:p>iterations</text:p>
          </table:table-cell>
          <table:table-cell table:style-name="Default" office:value-type="string">
            <text:p>state0.angle</text:p>
          </table:table-cell>
          <table:table-cell table:style-name="Default" office:value-type="string">
            <text:p>action error</text:p>
          </table:table-cell>
          <table:table-cell office:value-type="string">
            <text:p>mean(abs(error/mu))</text:p>
          </table:table-cell>
          <table:table-cell office:value-type="string">
            <text:p>runtime / minutes</text:p>
          </table:table-cell>
          <table:table-cell table:style-name="Default" office:value-type="string">
            <text:p>best reward</text:p>
          </table:table-cell>
          <table:table-cell office:value-type="string">
            <text:p>best found at iteration</text:p>
          </table:table-cell>
          <table:table-cell table:number-columns-repeated="5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table:style-name="ce1" office:value-type="float" office:value="66">
            <text:p>66</text:p>
          </table:table-cell>
          <table:table-cell office:value-type="float" office:value="-0.259">
            <text:p>-0,259</text:p>
          </table:table-cell>
          <table:table-cell office:value-type="float" office:value="150">
            <text:p>15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3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42">
            <text:p>42</text:p>
          </table:table-cell>
          <table:table-cell office:value-type="float" office:value="-0.187">
            <text:p>-0,187</text:p>
          </table:table-cell>
          <table:table-cell office:value-type="float" office:value="170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3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43">
            <text:p>43</text:p>
          </table:table-cell>
          <table:table-cell office:value-type="float" office:value="-0.251">
            <text:p>-0,251</text:p>
          </table:table-cell>
          <table:table-cell office:value-type="float" office:value="61">
            <text:p>61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3">
          <table:table-cell office:value-type="string">
            <text:p>vserver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280">
            <text:p>280</text:p>
          </table:table-cell>
          <table:table-cell office:value-type="float" office:value="-0.187">
            <text:p>-0,187</text:p>
          </table:table-cell>
          <table:table-cell office:value-type="float" office:value="170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 table:style-name="ce2"/>
          <table:table-cell table:style-name="ce1" office:value-type="float" office:value="61">
            <text:p>61</text:p>
          </table:table-cell>
          <table:table-cell office:value-type="float" office:value="-0.193">
            <text:p>-0,193</text:p>
          </table:table-cell>
          <table:table-cell office:value-type="float" office:value="140">
            <text:p>14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3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 table:style-name="ce2"/>
          <table:table-cell table:style-name="ce1" office:value-type="float" office:value="75.07631105">
            <text:p>75,07631105</text:p>
          </table:table-cell>
          <table:table-cell office:value-type="float" office:value="-2">
            <text:p>-2</text:p>
          </table:table-cell>
          <table:table-cell office:value-type="float" office:value="150">
            <text:p>15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3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 table:style-name="ce2"/>
          <table:table-cell table:style-name="ce1" office:value-type="float" office:value="79.3701074833333">
            <text:p>79,3701074833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3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 table:style-name="ce2"/>
          <table:table-cell table:style-name="ce1" office:value-type="float" office:value="72.1663947">
            <text:p>72,1663947</text:p>
          </table:table-cell>
          <table:table-cell office:value-type="float" office:value="-2">
            <text:p>-2</text:p>
          </table:table-cell>
          <table:table-cell office:value-type="float" office:value="99">
            <text:p>99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3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 table:style-name="ce2"/>
          <table:table-cell table:style-name="ce1" office:value-type="float" office:value="75.39271585">
            <text:p>75,39271585</text:p>
          </table:table-cell>
          <table:table-cell office:value-type="float" office:value="-2">
            <text:p>-2</text:p>
          </table:table-cell>
          <table:table-cell office:value-type="float" office:value="126">
            <text:p>126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3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 table:style-name="ce2"/>
          <table:table-cell office:value-type="float" office:value="89.0181880166667">
            <text:p>89,0181880167</text:p>
          </table:table-cell>
          <table:table-cell office:value-type="float" office:value="-2">
            <text:p>-2</text:p>
          </table:table-cell>
          <table:table-cell office:value-type="float" office:value="136">
            <text:p>136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3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2"/>
          <table:table-cell table:style-name="ce2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3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5">
            <text:p>85</text:p>
          </table:table-cell>
          <table:table-cell office:value-type="string">
            <text:p>randn * 0,01 (with bound)</text:p>
          </table:table-cell>
          <table:table-cell office:value-type="float" office:value="0.001">
            <text:p>1,00E-003</text:p>
          </table:table-cell>
          <table:table-cell table:style-name="ce1"/>
          <table:table-cell office:value-type="float" office:value="195">
            <text:p>195</text:p>
          </table:table-cell>
          <table:table-cell office:value-type="float" office:value="-0.149">
            <text:p>-0,149</text:p>
          </table:table-cell>
          <table:table-cell office:value-type="float" office:value="38">
            <text:p>38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5">
            <text:p>75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 table:style-name="ce1"/>
          <table:table-cell office:value-type="float" office:value="211">
            <text:p>211</text:p>
          </table:table-cell>
          <table:table-cell office:value-type="float" office:value="-0.59">
            <text:p>-0,59</text:p>
          </table:table-cell>
          <table:table-cell office:value-type="float" office:value="68">
            <text:p>68</text:p>
          </table:table-cell>
          <table:table-cell table:style-name="ce1"/>
          <table:table-cell office:value-type="string">
            <text:p>doublings &lt;= 20</text:p>
          </table:table-cell>
          <table:table-cell table:style-name="ce1"/>
          <table:table-cell/>
          <table:table-cell table:style-name="ce1"/>
        </table:table-row>
        <table:table-row table:style-name="ro3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5">
            <text:p>135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 table:style-name="ce1"/>
          <table:table-cell office:value-type="float" office:value="350">
            <text:p>350</text:p>
          </table:table-cell>
          <table:table-cell office:value-type="float" office:value="-0.81">
            <text:p>-0,81</text:p>
          </table:table-cell>
          <table:table-cell office:value-type="float" office:value="87">
            <text:p>87</text:p>
          </table:table-cell>
          <table:table-cell table:style-name="ce1"/>
          <table:table-cell office:value-type="string">
            <text:p>distance scale to max 16</text:p>
          </table:table-cell>
          <table:table-cell table:style-name="ce1" office:value-type="string">
            <text:p>min bound for hypers</text:p>
          </table:table-cell>
          <table:table-cell/>
          <table:table-cell table:style-name="ce1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3">
          <table:table-cell/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1">
            <text:p>1,00E-001</text:p>
          </table:table-cell>
          <table:table-cell office:value-type="float" office:value="11.1268589215208">
            <text:p>11,1268589215</text:p>
          </table:table-cell>
          <table:table-cell office:value-type="float" office:value="2.69644557129468">
            <text:p>2,6964455713</text:p>
          </table:table-cell>
          <table:table-cell table:style-name="Default" office:value-type="float" office:value="-2">
            <text:p>-2</text:p>
          </table:table-cell>
          <table:table-cell office:value-type="float" office:value="103">
            <text:p>103</text:p>
          </table:table-cell>
          <table:table-cell table:number-columns-repeated="5"/>
        </table:table-row>
        <table:table-row table:style-name="ro3">
          <table:table-cell table:formula="of:=[.A17]" office:value-type="float" office:value="0">
            <text:p>0</text:p>
          </table:table-cell>
          <table:table-cell table:formula="of:=[.B17]" office:value-type="float" office:value="1">
            <text:p>1</text:p>
          </table:table-cell>
          <table:table-cell/>
          <table:table-cell table:formula="of:=[.D17]" office:value-type="string" office:string-value="squaredexponential (matlab)">
            <text:p>squaredexponential (matlab)</text:p>
          </table:table-cell>
          <table:table-cell table:formula="of:=[.E17]" office:value-type="float" office:value="1">
            <text:p>1</text:p>
          </table:table-cell>
          <table:table-cell table:formula="of:=[.F17]" office:value-type="float" office:value="4">
            <text:p>4</text:p>
          </table:table-cell>
          <table:table-cell table:formula="of:=[.G17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formula="of:=[.I17]" office:value-type="float" office:value="0.1">
            <text:p>1,00E-001</text:p>
          </table:table-cell>
          <table:table-cell office:value-type="float" office:value="6.60829646075174">
            <text:p>6,6082964608</text:p>
          </table:table-cell>
          <table:table-cell office:value-type="float" office:value="3.03941344151282">
            <text:p>3,0394134415</text:p>
          </table:table-cell>
          <table:table-cell table:style-name="Default" office:value-type="float" office:value="-0.181">
            <text:p>-0,181</text:p>
          </table:table-cell>
          <table:table-cell office:value-type="float" office:value="88">
            <text:p>88</text:p>
          </table:table-cell>
          <table:table-cell table:number-columns-repeated="5"/>
        </table:table-row>
        <table:table-row table:style-name="ro3">
          <table:table-cell table:formula="of:=[.A18]" office:value-type="float" office:value="0">
            <text:p>0</text:p>
          </table:table-cell>
          <table:table-cell table:formula="of:=[.B18]" office:value-type="float" office:value="1">
            <text:p>1</text:p>
          </table:table-cell>
          <table:table-cell/>
          <table:table-cell table:formula="of:=[.D18]" office:value-type="string" office:string-value="squaredexponential (matlab)">
            <text:p>squaredexponential (matlab)</text:p>
          </table:table-cell>
          <table:table-cell table:formula="of:=[.E18]" office:value-type="float" office:value="1">
            <text:p>1</text:p>
          </table:table-cell>
          <table:table-cell table:formula="of:=[.F18]" office:value-type="float" office:value="4">
            <text:p>4</text:p>
          </table:table-cell>
          <table:table-cell table:formula="of:=[.G18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formula="of:=[.I18]" office:value-type="float" office:value="0.1">
            <text:p>1,00E-001</text:p>
          </table:table-cell>
          <table:table-cell office:value-type="float" office:value="5.95573193140012">
            <text:p>5,9557319314</text:p>
          </table:table-cell>
          <table:table-cell office:value-type="float" office:value="3.04255168487429">
            <text:p>3,0425516849</text:p>
          </table:table-cell>
          <table:table-cell table:style-name="Default" office:value-type="float" office:value="-2">
            <text:p>-2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2">
          <table:table-cell table:formula="of:=[.A19]" office:value-type="float" office:value="0">
            <text:p>0</text:p>
          </table:table-cell>
          <table:table-cell table:formula="of:=[.B19]" office:value-type="float" office:value="1">
            <text:p>1</text:p>
          </table:table-cell>
          <table:table-cell/>
          <table:table-cell table:formula="of:=[.D19]" office:value-type="string" office:string-value="squaredexponential (matlab)">
            <text:p>squaredexponential (matlab)</text:p>
          </table:table-cell>
          <table:table-cell table:formula="of:=[.E19]" office:value-type="float" office:value="1">
            <text:p>1</text:p>
          </table:table-cell>
          <table:table-cell table:formula="of:=[.F19]" office:value-type="float" office:value="4">
            <text:p>4</text:p>
          </table:table-cell>
          <table:table-cell table:formula="of:=[.G19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formula="of:=[.I19]" office:value-type="float" office:value="0.1">
            <text:p>1,00E-001</text:p>
          </table:table-cell>
          <table:table-cell office:value-type="float" office:value="6.08069060890526">
            <text:p>6,0806906089</text:p>
          </table:table-cell>
          <table:table-cell office:value-type="float" office:value="2.10995322496761">
            <text:p>2,109953225</text:p>
          </table:table-cell>
          <table:table-cell table:style-name="Default" office:value-type="float" office:value="-1.246">
            <text:p>-1,246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formula="of:=[.A20]" office:value-type="float" office:value="0">
            <text:p>0</text:p>
          </table:table-cell>
          <table:table-cell table:formula="of:=[.B20]" office:value-type="float" office:value="1">
            <text:p>1</text:p>
          </table:table-cell>
          <table:table-cell/>
          <table:table-cell table:formula="of:=[.D20]" office:value-type="string" office:string-value="squaredexponential (matlab)">
            <text:p>squaredexponential (matlab)</text:p>
          </table:table-cell>
          <table:table-cell table:formula="of:=[.E20]" office:value-type="float" office:value="1">
            <text:p>1</text:p>
          </table:table-cell>
          <table:table-cell table:formula="of:=[.F20]" office:value-type="float" office:value="4">
            <text:p>4</text:p>
          </table:table-cell>
          <table:table-cell table:formula="of:=[.G20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formula="of:=[.I20]" office:value-type="float" office:value="0.1">
            <text:p>1,00E-001</text:p>
          </table:table-cell>
          <table:table-cell office:value-type="float" office:value="20.1844976774084">
            <text:p>20,1844976774</text:p>
          </table:table-cell>
          <table:table-cell office:value-type="float" office:value="3.00870469687255">
            <text:p>3,0087046969</text:p>
          </table:table-cell>
          <table:table-cell table:style-name="Default" office:value-type="float" office:value="-0.177">
            <text:p>-0,177</text:p>
          </table:table-cell>
          <table:table-cell office:value-type="float" office:value="189">
            <text:p>189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 table:number-columns-repeated="6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table:style-name="ce1" office:value-type="float" office:value="4">
            <text:p>4</text:p>
          </table:table-cell>
          <table:table-cell office:value-type="float" office:value="-0.519">
            <text:p>-0,519</text:p>
          </table:table-cell>
          <table:table-cell office:value-type="float" office:value="188">
            <text:p>188</text:p>
          </table:table-cell>
          <table:table-cell table:number-columns-repeated="5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87">
            <text:p>87</text:p>
          </table:table-cell>
          <table:table-cell table:number-columns-repeated="5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5">
            <text:p>5</text:p>
          </table:table-cell>
          <table:table-cell office:value-type="float" office:value="-0.221">
            <text:p>-0,221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1">
            <text:p>1,00E-002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/>
          <table:table-cell office:value-type="float" office:value="2.89722651086474">
            <text:p>2,8972265109</text:p>
          </table:table-cell>
          <table:table-cell office:value-type="float" office:value="-0.16">
            <text:p>-0,16</text:p>
          </table:table-cell>
          <table:table-cell office:value-type="float" office:value="108">
            <text:p>108</text:p>
          </table:table-cell>
          <table:table-cell table:number-columns-repeated="5"/>
        </table:table-row>
        <table:table-row table:style-name="ro3">
          <table:table-cell table:formula="of:=[.A28]" office:value-type="string" office:string-value="pc">
            <text:p>pc</text:p>
          </table:table-cell>
          <table:table-cell table:formula="of:=[.B28]" office:value-type="float" office:value="1">
            <text:p>1</text:p>
          </table:table-cell>
          <table:table-cell/>
          <table:table-cell table:formula="of:=[.D28]" office:value-type="string" office:string-value="squaredexponential (matlab)">
            <text:p>squaredexponential (matlab)</text:p>
          </table:table-cell>
          <table:table-cell table:formula="of:=[.E28]" office:value-type="float" office:value="1">
            <text:p>1</text:p>
          </table:table-cell>
          <table:table-cell table:formula="of:=[.F28]" office:value-type="float" office:value="4">
            <text:p>4</text:p>
          </table:table-cell>
          <table:table-cell table:formula="of:=[.G28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/>
          <table:table-cell office:value-type="float" office:value="1.56820420728519">
            <text:p>1,5682042073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3">
          <table:table-cell table:formula="of:=[.A29]" office:value-type="string" office:string-value="pc">
            <text:p>pc</text:p>
          </table:table-cell>
          <table:table-cell table:formula="of:=[.B29]" office:value-type="float" office:value="1">
            <text:p>1</text:p>
          </table:table-cell>
          <table:table-cell/>
          <table:table-cell table:formula="of:=[.D29]" office:value-type="string" office:string-value="squaredexponential (matlab)">
            <text:p>squaredexponential (matlab)</text:p>
          </table:table-cell>
          <table:table-cell table:formula="of:=[.E29]" office:value-type="float" office:value="1">
            <text:p>1</text:p>
          </table:table-cell>
          <table:table-cell table:formula="of:=[.F29]" office:value-type="float" office:value="4">
            <text:p>4</text:p>
          </table:table-cell>
          <table:table-cell table:formula="of:=[.G29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/>
          <table:table-cell office:value-type="float" office:value="3.37560168494413">
            <text:p>3,3756016849</text:p>
          </table:table-cell>
          <table:table-cell office:value-type="float" office:value="-2">
            <text:p>-2</text:p>
          </table:table-cell>
          <table:table-cell office:value-type="float" office:value="158">
            <text:p>158</text:p>
          </table:table-cell>
          <table:table-cell table:number-columns-repeated="5"/>
        </table:table-row>
        <table:table-row table:style-name="ro3">
          <table:table-cell table:formula="of:=[.A30]" office:value-type="string" office:string-value="pc">
            <text:p>pc</text:p>
          </table:table-cell>
          <table:table-cell table:formula="of:=[.B30]" office:value-type="float" office:value="1">
            <text:p>1</text:p>
          </table:table-cell>
          <table:table-cell/>
          <table:table-cell table:formula="of:=[.D30]" office:value-type="string" office:string-value="squaredexponential (matlab)">
            <text:p>squaredexponential (matlab)</text:p>
          </table:table-cell>
          <table:table-cell table:formula="of:=[.E30]" office:value-type="float" office:value="1">
            <text:p>1</text:p>
          </table:table-cell>
          <table:table-cell table:formula="of:=[.F30]" office:value-type="float" office:value="4">
            <text:p>4</text:p>
          </table:table-cell>
          <table:table-cell table:formula="of:=[.G30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/>
          <table:table-cell office:value-type="float" office:value="3.74363390575245">
            <text:p>3,7436339058</text:p>
          </table:table-cell>
          <table:table-cell office:value-type="float" office:value="-2">
            <text:p>-2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3">
          <table:table-cell table:formula="of:=[.A31]" office:value-type="string" office:string-value="pc">
            <text:p>pc</text:p>
          </table:table-cell>
          <table:table-cell table:formula="of:=[.B31]" office:value-type="float" office:value="1">
            <text:p>1</text:p>
          </table:table-cell>
          <table:table-cell/>
          <table:table-cell table:formula="of:=[.D31]" office:value-type="string" office:string-value="squaredexponential (matlab)">
            <text:p>squaredexponential (matlab)</text:p>
          </table:table-cell>
          <table:table-cell table:formula="of:=[.E31]" office:value-type="float" office:value="1">
            <text:p>1</text:p>
          </table:table-cell>
          <table:table-cell table:formula="of:=[.F31]" office:value-type="float" office:value="4">
            <text:p>4</text:p>
          </table:table-cell>
          <table:table-cell table:formula="of:=[.G31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/>
          <table:table-cell office:value-type="float" office:value="3.34197757326699">
            <text:p>3,3419775733</text:p>
          </table:table-cell>
          <table:table-cell office:value-type="float" office:value="-0.159">
            <text:p>-0,159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 office:value-type="float" office:value="2.18147037175105">
            <text:p>2,1814703718</text:p>
          </table:table-cell>
          <table:table-cell office:value-type="float" office:value="2.81786320374982">
            <text:p>2,8178632037</text:p>
          </table:table-cell>
          <table:table-cell table:style-name="Default" office:value-type="float" office:value="-0.07">
            <text:p>-0,07</text:p>
          </table:table-cell>
          <table:table-cell office:value-type="float" office:value="190">
            <text:p>190</text:p>
          </table:table-cell>
          <table:table-cell table:number-columns-repeated="5"/>
        </table:table-row>
        <table:table-row table:style-name="ro3">
          <table:table-cell table:formula="of:=[.A33]" office:value-type="string" office:string-value="pc">
            <text:p>pc</text:p>
          </table:table-cell>
          <table:table-cell table:formula="of:=[.B33]" office:value-type="float" office:value="1">
            <text:p>1</text:p>
          </table:table-cell>
          <table:table-cell/>
          <table:table-cell table:formula="of:=[.D33]" office:value-type="string" office:string-value="squaredexponential (matlab)">
            <text:p>squaredexponential (matlab)</text:p>
          </table:table-cell>
          <table:table-cell table:formula="of:=[.E33]" office:value-type="float" office:value="1">
            <text:p>1</text:p>
          </table:table-cell>
          <table:table-cell table:formula="of:=[.F33]" office:value-type="float" office:value="4">
            <text:p>4</text:p>
          </table:table-cell>
          <table:table-cell table:formula="of:=[.G33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 office:value-type="float" office:value="2.75470387289532">
            <text:p>2,7547038729</text:p>
          </table:table-cell>
          <table:table-cell office:value-type="float" office:value="3.54166651417988">
            <text:p>3,5416665142</text:p>
          </table:table-cell>
          <table:table-cell table:style-name="Default" office:value-type="float" office:value="-2">
            <text:p>-2</text:p>
          </table:table-cell>
          <table:table-cell office:value-type="float" office:value="141">
            <text:p>141</text:p>
          </table:table-cell>
          <table:table-cell table:number-columns-repeated="5"/>
        </table:table-row>
        <table:table-row table:style-name="ro3">
          <table:table-cell table:formula="of:=[.A34]" office:value-type="string" office:string-value="pc">
            <text:p>pc</text:p>
          </table:table-cell>
          <table:table-cell table:formula="of:=[.B34]" office:value-type="float" office:value="1">
            <text:p>1</text:p>
          </table:table-cell>
          <table:table-cell/>
          <table:table-cell table:formula="of:=[.D34]" office:value-type="string" office:string-value="squaredexponential (matlab)">
            <text:p>squaredexponential (matlab)</text:p>
          </table:table-cell>
          <table:table-cell table:formula="of:=[.E34]" office:value-type="float" office:value="1">
            <text:p>1</text:p>
          </table:table-cell>
          <table:table-cell table:formula="of:=[.F34]" office:value-type="float" office:value="4">
            <text:p>4</text:p>
          </table:table-cell>
          <table:table-cell table:formula="of:=[.G34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 office:value-type="float" office:value="3.45577767265122">
            <text:p>3,4557776727</text:p>
          </table:table-cell>
          <table:table-cell office:value-type="float" office:value="3.36457186946944">
            <text:p>3,3645718695</text:p>
          </table:table-cell>
          <table:table-cell table:style-name="Default" office:value-type="float" office:value="-2">
            <text:p>-2</text:p>
          </table:table-cell>
          <table:table-cell office:value-type="float" office:value="126">
            <text:p>126</text:p>
          </table:table-cell>
          <table:table-cell table:number-columns-repeated="5"/>
        </table:table-row>
        <table:table-row table:style-name="ro3">
          <table:table-cell table:formula="of:=[.A35]" office:value-type="string" office:string-value="pc">
            <text:p>pc</text:p>
          </table:table-cell>
          <table:table-cell table:formula="of:=[.B35]" office:value-type="float" office:value="1">
            <text:p>1</text:p>
          </table:table-cell>
          <table:table-cell/>
          <table:table-cell table:formula="of:=[.D35]" office:value-type="string" office:string-value="squaredexponential (matlab)">
            <text:p>squaredexponential (matlab)</text:p>
          </table:table-cell>
          <table:table-cell table:formula="of:=[.E35]" office:value-type="float" office:value="1">
            <text:p>1</text:p>
          </table:table-cell>
          <table:table-cell table:formula="of:=[.F35]" office:value-type="float" office:value="4">
            <text:p>4</text:p>
          </table:table-cell>
          <table:table-cell table:formula="of:=[.G35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 office:value-type="float" office:value="9.79443712382271">
            <text:p>9,7944371238</text:p>
          </table:table-cell>
          <table:table-cell office:value-type="float" office:value="4.24251165650942">
            <text:p>4,2425116565</text:p>
          </table:table-cell>
          <table:table-cell table:style-name="Default" office:value-type="float" office:value="-2">
            <text:p>-2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3">
          <table:table-cell table:formula="of:=[.A36]" office:value-type="string" office:string-value="pc">
            <text:p>pc</text:p>
          </table:table-cell>
          <table:table-cell table:formula="of:=[.B36]" office:value-type="float" office:value="1">
            <text:p>1</text:p>
          </table:table-cell>
          <table:table-cell/>
          <table:table-cell table:formula="of:=[.D36]" office:value-type="string" office:string-value="squaredexponential (matlab)">
            <text:p>squaredexponential (matlab)</text:p>
          </table:table-cell>
          <table:table-cell table:formula="of:=[.E36]" office:value-type="float" office:value="1">
            <text:p>1</text:p>
          </table:table-cell>
          <table:table-cell table:formula="of:=[.F36]" office:value-type="float" office:value="4">
            <text:p>4</text:p>
          </table:table-cell>
          <table:table-cell table:formula="of:=[.G36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1">
            <text:p>1,00E-002</text:p>
          </table:table-cell>
          <table:table-cell office:value-type="float" office:value="2.66112882240834">
            <text:p>2,6611288224</text:p>
          </table:table-cell>
          <table:table-cell office:value-type="float" office:value="3.56644875954905">
            <text:p>3,5664487595</text:p>
          </table:table-cell>
          <table:table-cell table:style-name="Default" office:value-type="float" office:value="-2">
            <text:p>-2</text:p>
          </table:table-cell>
          <table:table-cell office:value-type="float" office:value="157">
            <text:p>157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 table:number-columns-repeated="6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01">
            <text:p>1,00E-003</text:p>
          </table:table-cell>
          <table:table-cell table:style-name="ce2"/>
          <table:table-cell office:value-type="float" office:value="3">
            <text:p>3</text:p>
          </table:table-cell>
          <table:table-cell office:value-type="float" office:value="-0.297">
            <text:p>-0,297</text:p>
          </table:table-cell>
          <table:table-cell office:value-type="float" office:value="141">
            <text:p>141</text:p>
          </table:table-cell>
          <table:table-cell table:number-columns-repeated="5"/>
        </table:table-row>
        <table:table-row table:style-name="ro3">
          <table:table-cell table:formula="of:=[.A39]" office:value-type="string" office:string-value="pc">
            <text:p>pc</text:p>
          </table:table-cell>
          <table:table-cell table:formula="of:=[.B39]" office:value-type="float" office:value="1">
            <text:p>1</text:p>
          </table:table-cell>
          <table:table-cell/>
          <table:table-cell table:formula="of:=[.D39]" office:value-type="string" office:string-value="squaredexponential (matlab)">
            <text:p>squaredexponential (matlab)</text:p>
          </table:table-cell>
          <table:table-cell table:formula="of:=[.E39]" office:value-type="float" office:value="1">
            <text:p>1</text:p>
          </table:table-cell>
          <table:table-cell table:formula="of:=[.F39]" office:value-type="float" office:value="4">
            <text:p>4</text:p>
          </table:table-cell>
          <table:table-cell table:formula="of:=[.G39]" office:value-type="float" office:value="200">
            <text:p>200</text:p>
          </table:table-cell>
          <table:table-cell table:style-name="Default" table:formula="of:=[.H39]" office:value-type="float" office:value="0">
            <text:p>0</text:p>
          </table:table-cell>
          <table:table-cell table:style-name="ce3" table:formula="of:=[.I39]" office:value-type="float" office:value="0.001">
            <text:p>1,00E-003</text:p>
          </table:table-cell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3">
          <table:table-cell table:formula="of:=[.A40]" office:value-type="string" office:string-value="pc">
            <text:p>pc</text:p>
          </table:table-cell>
          <table:table-cell table:formula="of:=[.B40]" office:value-type="float" office:value="1">
            <text:p>1</text:p>
          </table:table-cell>
          <table:table-cell/>
          <table:table-cell table:formula="of:=[.D40]" office:value-type="string" office:string-value="squaredexponential (matlab)">
            <text:p>squaredexponential (matlab)</text:p>
          </table:table-cell>
          <table:table-cell table:formula="of:=[.E40]" office:value-type="float" office:value="1">
            <text:p>1</text:p>
          </table:table-cell>
          <table:table-cell table:formula="of:=[.F40]" office:value-type="float" office:value="4">
            <text:p>4</text:p>
          </table:table-cell>
          <table:table-cell table:formula="of:=[.G40]" office:value-type="float" office:value="200">
            <text:p>200</text:p>
          </table:table-cell>
          <table:table-cell table:style-name="Default" table:formula="of:=[.H40]" office:value-type="float" office:value="0">
            <text:p>0</text:p>
          </table:table-cell>
          <table:table-cell table:style-name="ce3" table:formula="of:=[.I40]" office:value-type="float" office:value="0.001">
            <text:p>1,00E-003</text:p>
          </table:table-cell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18">
            <text:p>118</text:p>
          </table:table-cell>
          <table:table-cell table:number-columns-repeated="5"/>
        </table:table-row>
        <table:table-row table:style-name="ro3">
          <table:table-cell table:formula="of:=[.A41]" office:value-type="string" office:string-value="pc">
            <text:p>pc</text:p>
          </table:table-cell>
          <table:table-cell table:formula="of:=[.B41]" office:value-type="float" office:value="1">
            <text:p>1</text:p>
          </table:table-cell>
          <table:table-cell/>
          <table:table-cell table:formula="of:=[.D41]" office:value-type="string" office:string-value="squaredexponential (matlab)">
            <text:p>squaredexponential (matlab)</text:p>
          </table:table-cell>
          <table:table-cell table:formula="of:=[.E41]" office:value-type="float" office:value="1">
            <text:p>1</text:p>
          </table:table-cell>
          <table:table-cell table:formula="of:=[.F41]" office:value-type="float" office:value="4">
            <text:p>4</text:p>
          </table:table-cell>
          <table:table-cell table:formula="of:=[.G41]" office:value-type="float" office:value="200">
            <text:p>200</text:p>
          </table:table-cell>
          <table:table-cell table:style-name="Default" table:formula="of:=[.H41]" office:value-type="float" office:value="0">
            <text:p>0</text:p>
          </table:table-cell>
          <table:table-cell table:style-name="ce3" table:formula="of:=[.I41]" office:value-type="float" office:value="0.001">
            <text:p>1,00E-003</text:p>
          </table:table-cell>
          <table:table-cell/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98">
            <text:p>198</text:p>
          </table:table-cell>
          <table:table-cell table:number-columns-repeated="5"/>
        </table:table-row>
        <table:table-row table:style-name="ro3">
          <table:table-cell table:formula="of:=[.A42]" office:value-type="string" office:string-value="pc">
            <text:p>pc</text:p>
          </table:table-cell>
          <table:table-cell table:formula="of:=[.B42]" office:value-type="float" office:value="1">
            <text:p>1</text:p>
          </table:table-cell>
          <table:table-cell/>
          <table:table-cell table:formula="of:=[.D42]" office:value-type="string" office:string-value="squaredexponential (matlab)">
            <text:p>squaredexponential (matlab)</text:p>
          </table:table-cell>
          <table:table-cell table:formula="of:=[.E42]" office:value-type="float" office:value="1">
            <text:p>1</text:p>
          </table:table-cell>
          <table:table-cell table:formula="of:=[.F42]" office:value-type="float" office:value="4">
            <text:p>4</text:p>
          </table:table-cell>
          <table:table-cell table:formula="of:=[.G42]" office:value-type="float" office:value="200">
            <text:p>200</text:p>
          </table:table-cell>
          <table:table-cell table:style-name="Default" table:formula="of:=[.H42]" office:value-type="float" office:value="0">
            <text:p>0</text:p>
          </table:table-cell>
          <table:table-cell table:style-name="ce3" table:formula="of:=[.I42]" office:value-type="float" office:value="0.001">
            <text:p>1,00E-003</text:p>
          </table:table-cell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48">
            <text:p>148</text:p>
          </table:table-cell>
          <table:table-cell table:number-columns-repeated="5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01">
            <text:p>1,00E-003</text:p>
          </table:table-cell>
          <table:table-cell table:style-name="ce1"/>
          <table:table-cell office:value-type="float" office:value="3.09622581687524">
            <text:p>3,0962258169</text:p>
          </table:table-cell>
          <table:table-cell office:value-type="float" office:value="-0.106">
            <text:p>-0,106</text:p>
          </table:table-cell>
          <table:table-cell office:value-type="float" office:value="181">
            <text:p>181</text:p>
          </table:table-cell>
          <table:table-cell table:number-columns-repeated="5"/>
        </table:table-row>
        <table:table-row table:style-name="ro3">
          <table:table-cell table:formula="of:=[.A44]" office:value-type="string" office:string-value="pc">
            <text:p>pc</text:p>
          </table:table-cell>
          <table:table-cell table:formula="of:=[.B44]" office:value-type="float" office:value="1">
            <text:p>1</text:p>
          </table:table-cell>
          <table:table-cell/>
          <table:table-cell table:formula="of:=[.D44]" office:value-type="string" office:string-value="squaredexponential (matlab)">
            <text:p>squaredexponential (matlab)</text:p>
          </table:table-cell>
          <table:table-cell table:formula="of:=[.E44]" office:value-type="float" office:value="1">
            <text:p>1</text:p>
          </table:table-cell>
          <table:table-cell table:formula="of:=[.F44]" office:value-type="float" office:value="4">
            <text:p>4</text:p>
          </table:table-cell>
          <table:table-cell table:formula="of:=[.G44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44]" office:value-type="float" office:value="0.001">
            <text:p>1,00E-003</text:p>
          </table:table-cell>
          <table:table-cell table:style-name="ce1"/>
          <table:table-cell office:value-type="float" office:value="3.22996711756196">
            <text:p>3,2299671176</text:p>
          </table:table-cell>
          <table:table-cell office:value-type="float" office:value="-0.261">
            <text:p>-0,261</text:p>
          </table:table-cell>
          <table:table-cell office:value-type="float" office:value="188">
            <text:p>188</text:p>
          </table:table-cell>
          <table:table-cell table:number-columns-repeated="5"/>
        </table:table-row>
        <table:table-row table:style-name="ro3">
          <table:table-cell table:formula="of:=[.A45]" office:value-type="string" office:string-value="pc">
            <text:p>pc</text:p>
          </table:table-cell>
          <table:table-cell table:formula="of:=[.B45]" office:value-type="float" office:value="1">
            <text:p>1</text:p>
          </table:table-cell>
          <table:table-cell/>
          <table:table-cell table:formula="of:=[.D45]" office:value-type="string" office:string-value="squaredexponential (matlab)">
            <text:p>squaredexponential (matlab)</text:p>
          </table:table-cell>
          <table:table-cell table:formula="of:=[.E45]" office:value-type="float" office:value="1">
            <text:p>1</text:p>
          </table:table-cell>
          <table:table-cell table:formula="of:=[.F45]" office:value-type="float" office:value="4">
            <text:p>4</text:p>
          </table:table-cell>
          <table:table-cell table:formula="of:=[.G45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45]" office:value-type="float" office:value="0.001">
            <text:p>1,00E-003</text:p>
          </table:table-cell>
          <table:table-cell table:style-name="ce1"/>
          <table:table-cell office:value-type="float" office:value="3.24212279540184">
            <text:p>3,2421227954</text:p>
          </table:table-cell>
          <table:table-cell office:value-type="float" office:value="-0.57">
            <text:p>-0,57</text:p>
          </table:table-cell>
          <table:table-cell office:value-type="float" office:value="158">
            <text:p>158</text:p>
          </table:table-cell>
          <table:table-cell table:number-columns-repeated="5"/>
        </table:table-row>
        <table:table-row table:style-name="ro3">
          <table:table-cell table:formula="of:=[.A46]" office:value-type="string" office:string-value="pc">
            <text:p>pc</text:p>
          </table:table-cell>
          <table:table-cell table:formula="of:=[.B46]" office:value-type="float" office:value="1">
            <text:p>1</text:p>
          </table:table-cell>
          <table:table-cell/>
          <table:table-cell table:formula="of:=[.D46]" office:value-type="string" office:string-value="squaredexponential (matlab)">
            <text:p>squaredexponential (matlab)</text:p>
          </table:table-cell>
          <table:table-cell table:formula="of:=[.E46]" office:value-type="float" office:value="1">
            <text:p>1</text:p>
          </table:table-cell>
          <table:table-cell table:formula="of:=[.F46]" office:value-type="float" office:value="4">
            <text:p>4</text:p>
          </table:table-cell>
          <table:table-cell table:formula="of:=[.G46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46]" office:value-type="float" office:value="0.001">
            <text:p>1,00E-003</text:p>
          </table:table-cell>
          <table:table-cell table:style-name="ce1"/>
          <table:table-cell office:value-type="float" office:value="3.16611949167655">
            <text:p>3,1661194917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3">
          <table:table-cell table:formula="of:=[.A47]" office:value-type="string" office:string-value="pc">
            <text:p>pc</text:p>
          </table:table-cell>
          <table:table-cell table:formula="of:=[.B47]" office:value-type="float" office:value="1">
            <text:p>1</text:p>
          </table:table-cell>
          <table:table-cell/>
          <table:table-cell table:formula="of:=[.D47]" office:value-type="string" office:string-value="squaredexponential (matlab)">
            <text:p>squaredexponential (matlab)</text:p>
          </table:table-cell>
          <table:table-cell table:formula="of:=[.E47]" office:value-type="float" office:value="1">
            <text:p>1</text:p>
          </table:table-cell>
          <table:table-cell table:formula="of:=[.F47]" office:value-type="float" office:value="4">
            <text:p>4</text:p>
          </table:table-cell>
          <table:table-cell table:formula="of:=[.G47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47]" office:value-type="float" office:value="0.001">
            <text:p>1,00E-003</text:p>
          </table:table-cell>
          <table:table-cell/>
          <table:table-cell office:value-type="float" office:value="3.23634310948272">
            <text:p>3,2363431095</text:p>
          </table:table-cell>
          <table:table-cell table:style-name="Default" office:value-type="float" office:value="-0.125">
            <text:p>-0,125</text:p>
          </table:table-cell>
          <table:table-cell office:value-type="float" office:value="179">
            <text:p>179</text:p>
          </table:table-cell>
          <table:table-cell table:number-columns-repeated="5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01">
            <text:p>1,00E-003</text:p>
          </table:table-cell>
          <table:table-cell office:value-type="float" office:value="1.39449528197291">
            <text:p>1,394495282</text:p>
          </table:table-cell>
          <table:table-cell office:value-type="float" office:value="2.55624996682539">
            <text:p>2,5562499668</text:p>
          </table:table-cell>
          <table:table-cell table:style-name="Default" office:value-type="float" office:value="-0.085">
            <text:p>-0,085</text:p>
          </table:table-cell>
          <table:table-cell office:value-type="float" office:value="189">
            <text:p>189</text:p>
          </table:table-cell>
          <table:table-cell table:number-columns-repeated="5"/>
        </table:table-row>
        <table:table-row table:style-name="ro3">
          <table:table-cell table:formula="of:=[.A49]" office:value-type="string" office:string-value="pc">
            <text:p>pc</text:p>
          </table:table-cell>
          <table:table-cell table:formula="of:=[.B49]" office:value-type="float" office:value="1">
            <text:p>1</text:p>
          </table:table-cell>
          <table:table-cell/>
          <table:table-cell table:formula="of:=[.D49]" office:value-type="string" office:string-value="squaredexponential (matlab)">
            <text:p>squaredexponential (matlab)</text:p>
          </table:table-cell>
          <table:table-cell table:formula="of:=[.E49]" office:value-type="float" office:value="1">
            <text:p>1</text:p>
          </table:table-cell>
          <table:table-cell table:formula="of:=[.F49]" office:value-type="float" office:value="4">
            <text:p>4</text:p>
          </table:table-cell>
          <table:table-cell table:formula="of:=[.G49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49]" office:value-type="float" office:value="0.001">
            <text:p>1,00E-003</text:p>
          </table:table-cell>
          <table:table-cell office:value-type="float" office:value="0.67215489979986">
            <text:p>0,6721548998</text:p>
          </table:table-cell>
          <table:table-cell office:value-type="float" office:value="2.89791664280423">
            <text:p>2,8979166428</text:p>
          </table:table-cell>
          <table:table-cell table:style-name="Default" office:value-type="float" office:value="-0.178">
            <text:p>-0,178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3">
          <table:table-cell table:formula="of:=[.A50]" office:value-type="string" office:string-value="pc">
            <text:p>pc</text:p>
          </table:table-cell>
          <table:table-cell table:formula="of:=[.B50]" office:value-type="float" office:value="1">
            <text:p>1</text:p>
          </table:table-cell>
          <table:table-cell/>
          <table:table-cell table:formula="of:=[.D50]" office:value-type="string" office:string-value="squaredexponential (matlab)">
            <text:p>squaredexponential (matlab)</text:p>
          </table:table-cell>
          <table:table-cell table:formula="of:=[.E50]" office:value-type="float" office:value="1">
            <text:p>1</text:p>
          </table:table-cell>
          <table:table-cell table:formula="of:=[.F50]" office:value-type="float" office:value="4">
            <text:p>4</text:p>
          </table:table-cell>
          <table:table-cell table:formula="of:=[.G50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50]" office:value-type="float" office:value="0.001">
            <text:p>1,00E-003</text:p>
          </table:table-cell>
          <table:table-cell office:value-type="float" office:value="1.99624803591539">
            <text:p>1,9962480359</text:p>
          </table:table-cell>
          <table:table-cell office:value-type="float" office:value="3.14005158244041">
            <text:p>3,1400515824</text:p>
          </table:table-cell>
          <table:table-cell table:style-name="Default" office:value-type="float" office:value="-2">
            <text:p>-2</text:p>
          </table:table-cell>
          <table:table-cell office:value-type="float" office:value="155">
            <text:p>155</text:p>
          </table:table-cell>
          <table:table-cell table:number-columns-repeated="5"/>
        </table:table-row>
        <table:table-row table:style-name="ro3">
          <table:table-cell table:formula="of:=[.A51]" office:value-type="string" office:string-value="pc">
            <text:p>pc</text:p>
          </table:table-cell>
          <table:table-cell table:formula="of:=[.B51]" office:value-type="float" office:value="1">
            <text:p>1</text:p>
          </table:table-cell>
          <table:table-cell/>
          <table:table-cell table:formula="of:=[.D51]" office:value-type="string" office:string-value="squaredexponential (matlab)">
            <text:p>squaredexponential (matlab)</text:p>
          </table:table-cell>
          <table:table-cell table:formula="of:=[.E51]" office:value-type="float" office:value="1">
            <text:p>1</text:p>
          </table:table-cell>
          <table:table-cell table:formula="of:=[.F51]" office:value-type="float" office:value="4">
            <text:p>4</text:p>
          </table:table-cell>
          <table:table-cell table:formula="of:=[.G51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51]" office:value-type="float" office:value="0.001">
            <text:p>1,00E-003</text:p>
          </table:table-cell>
          <table:table-cell office:value-type="float" office:value="1.38656465066665">
            <text:p>1,3865646507</text:p>
          </table:table-cell>
          <table:table-cell office:value-type="float" office:value="2.52536430142192">
            <text:p>2,5253643014</text:p>
          </table:table-cell>
          <table:table-cell table:style-name="Default" office:value-type="float" office:value="-0.123">
            <text:p>-0,123</text:p>
          </table:table-cell>
          <table:table-cell office:value-type="float" office:value="162">
            <text:p>162</text:p>
          </table:table-cell>
          <table:table-cell table:number-columns-repeated="5"/>
        </table:table-row>
        <table:table-row table:style-name="ro3">
          <table:table-cell table:formula="of:=[.A52]" office:value-type="string" office:string-value="pc">
            <text:p>pc</text:p>
          </table:table-cell>
          <table:table-cell table:formula="of:=[.B52]" office:value-type="float" office:value="1">
            <text:p>1</text:p>
          </table:table-cell>
          <table:table-cell/>
          <table:table-cell table:formula="of:=[.D52]" office:value-type="string" office:string-value="squaredexponential (matlab)">
            <text:p>squaredexponential (matlab)</text:p>
          </table:table-cell>
          <table:table-cell table:formula="of:=[.E52]" office:value-type="float" office:value="1">
            <text:p>1</text:p>
          </table:table-cell>
          <table:table-cell table:formula="of:=[.F52]" office:value-type="float" office:value="4">
            <text:p>4</text:p>
          </table:table-cell>
          <table:table-cell table:formula="of:=[.G52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52]" office:value-type="float" office:value="0.001">
            <text:p>1,00E-003</text:p>
          </table:table-cell>
          <table:table-cell office:value-type="float" office:value="4.34097161842192">
            <text:p>4,3409716184</text:p>
          </table:table-cell>
          <table:table-cell office:value-type="float" office:value="4.34976620049941">
            <text:p>4,3497662005</text:p>
          </table:table-cell>
          <table:table-cell table:style-name="Default" office:value-type="float" office:value="-2">
            <text:p>-2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001">
            <text:p>1,00E-004</text:p>
          </table:table-cell>
          <table:table-cell table:style-name="ce2"/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83">
            <text:p>183</text:p>
          </table:table-cell>
          <table:table-cell table:number-columns-repeated="5"/>
        </table:table-row>
        <table:table-row table:style-name="ro3">
          <table:table-cell table:formula="of:=[.A55]" office:value-type="string" office:string-value="pc">
            <text:p>pc</text:p>
          </table:table-cell>
          <table:table-cell table:formula="of:=[.B55]" office:value-type="float" office:value="1">
            <text:p>1</text:p>
          </table:table-cell>
          <table:table-cell/>
          <table:table-cell table:formula="of:=[.D55]" office:value-type="string" office:string-value="squaredexponential (matlab)">
            <text:p>squaredexponential (matlab)</text:p>
          </table:table-cell>
          <table:table-cell table:formula="of:=[.E55]" office:value-type="float" office:value="1">
            <text:p>1</text:p>
          </table:table-cell>
          <table:table-cell table:formula="of:=[.F55]" office:value-type="float" office:value="4">
            <text:p>4</text:p>
          </table:table-cell>
          <table:table-cell table:formula="of:=[.G55]" office:value-type="float" office:value="200">
            <text:p>200</text:p>
          </table:table-cell>
          <table:table-cell table:style-name="Default" table:formula="of:=[.H55]" office:value-type="float" office:value="0">
            <text:p>0</text:p>
          </table:table-cell>
          <table:table-cell table:style-name="ce3" table:formula="of:=[.I55]" office:value-type="float" office:value="0.0001">
            <text:p>1,00E-004</text:p>
          </table:table-cell>
          <table:table-cell/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83">
            <text:p>183</text:p>
          </table:table-cell>
          <table:table-cell table:number-columns-repeated="5"/>
        </table:table-row>
        <table:table-row table:style-name="ro3">
          <table:table-cell table:formula="of:=[.A56]" office:value-type="string" office:string-value="pc">
            <text:p>pc</text:p>
          </table:table-cell>
          <table:table-cell table:formula="of:=[.B56]" office:value-type="float" office:value="1">
            <text:p>1</text:p>
          </table:table-cell>
          <table:table-cell/>
          <table:table-cell table:formula="of:=[.D56]" office:value-type="string" office:string-value="squaredexponential (matlab)">
            <text:p>squaredexponential (matlab)</text:p>
          </table:table-cell>
          <table:table-cell table:formula="of:=[.E56]" office:value-type="float" office:value="1">
            <text:p>1</text:p>
          </table:table-cell>
          <table:table-cell table:formula="of:=[.F56]" office:value-type="float" office:value="4">
            <text:p>4</text:p>
          </table:table-cell>
          <table:table-cell table:formula="of:=[.G56]" office:value-type="float" office:value="200">
            <text:p>200</text:p>
          </table:table-cell>
          <table:table-cell table:style-name="Default" table:formula="of:=[.H56]" office:value-type="float" office:value="0">
            <text:p>0</text:p>
          </table:table-cell>
          <table:table-cell table:style-name="ce3" table:formula="of:=[.I56]" office:value-type="float" office:value="0.0001">
            <text:p>1,00E-004</text:p>
          </table:table-cell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3">
          <table:table-cell table:formula="of:=[.A57]" office:value-type="string" office:string-value="pc">
            <text:p>pc</text:p>
          </table:table-cell>
          <table:table-cell table:formula="of:=[.B57]" office:value-type="float" office:value="1">
            <text:p>1</text:p>
          </table:table-cell>
          <table:table-cell/>
          <table:table-cell table:formula="of:=[.D57]" office:value-type="string" office:string-value="squaredexponential (matlab)">
            <text:p>squaredexponential (matlab)</text:p>
          </table:table-cell>
          <table:table-cell table:formula="of:=[.E57]" office:value-type="float" office:value="1">
            <text:p>1</text:p>
          </table:table-cell>
          <table:table-cell table:formula="of:=[.F57]" office:value-type="float" office:value="4">
            <text:p>4</text:p>
          </table:table-cell>
          <table:table-cell table:formula="of:=[.G57]" office:value-type="float" office:value="200">
            <text:p>200</text:p>
          </table:table-cell>
          <table:table-cell table:style-name="Default" table:formula="of:=[.H57]" office:value-type="float" office:value="0">
            <text:p>0</text:p>
          </table:table-cell>
          <table:table-cell table:style-name="ce3" table:formula="of:=[.I57]" office:value-type="float" office:value="0.0001">
            <text:p>1,00E-004</text:p>
          </table:table-cell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3">
          <table:table-cell table:formula="of:=[.A58]" office:value-type="string" office:string-value="pc">
            <text:p>pc</text:p>
          </table:table-cell>
          <table:table-cell table:formula="of:=[.B58]" office:value-type="float" office:value="1">
            <text:p>1</text:p>
          </table:table-cell>
          <table:table-cell/>
          <table:table-cell table:formula="of:=[.D58]" office:value-type="string" office:string-value="squaredexponential (matlab)">
            <text:p>squaredexponential (matlab)</text:p>
          </table:table-cell>
          <table:table-cell table:formula="of:=[.E58]" office:value-type="float" office:value="1">
            <text:p>1</text:p>
          </table:table-cell>
          <table:table-cell table:formula="of:=[.F58]" office:value-type="float" office:value="4">
            <text:p>4</text:p>
          </table:table-cell>
          <table:table-cell table:formula="of:=[.G58]" office:value-type="float" office:value="200">
            <text:p>200</text:p>
          </table:table-cell>
          <table:table-cell table:style-name="Default" table:formula="of:=[.H58]" office:value-type="float" office:value="0">
            <text:p>0</text:p>
          </table:table-cell>
          <table:table-cell table:style-name="ce3" table:formula="of:=[.I58]" office:value-type="float" office:value="0.0001">
            <text:p>1,00E-004</text:p>
          </table:table-cell>
          <table:table-cell/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3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/>
          <table:table-cell office:value-type="float" office:value="3.20480032844025">
            <text:p>3,2048003284</text:p>
          </table:table-cell>
          <table:table-cell table:style-name="Default" office:value-type="float" office:value="-0.182">
            <text:p>-0,182</text:p>
          </table:table-cell>
          <table:table-cell office:value-type="float" office:value="89">
            <text:p>89</text:p>
          </table:table-cell>
          <table:table-cell table:number-columns-repeated="5"/>
        </table:table-row>
        <table:table-row table:style-name="ro2">
          <table:table-cell table:formula="of:=[.A60]" office:value-type="string" office:string-value="pc">
            <text:p>pc</text:p>
          </table:table-cell>
          <table:table-cell table:formula="of:=[.B60]" office:value-type="float" office:value="1">
            <text:p>1</text:p>
          </table:table-cell>
          <table:table-cell/>
          <table:table-cell table:formula="of:=[.D60]" office:value-type="string" office:string-value="squaredexponential (matlab)">
            <text:p>squaredexponential (matlab)</text:p>
          </table:table-cell>
          <table:table-cell table:formula="of:=[.E60]" office:value-type="float" office:value="1">
            <text:p>1</text:p>
          </table:table-cell>
          <table:table-cell table:formula="of:=[.F60]" office:value-type="float" office:value="4">
            <text:p>4</text:p>
          </table:table-cell>
          <table:table-cell table:formula="of:=[.G60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60]" office:value-type="float" office:value="0.0001">
            <text:p>1,00E-004</text:p>
          </table:table-cell>
          <table:table-cell/>
          <table:table-cell office:value-type="float" office:value="3.86730974071658">
            <text:p>3,8673097407</text:p>
          </table:table-cell>
          <table:table-cell table:style-name="Default" office:value-type="float" office:value="-2">
            <text:p>-2</text:p>
          </table:table-cell>
          <table:table-cell office:value-type="float" office:value="119">
            <text:p>119</text:p>
          </table:table-cell>
          <table:table-cell table:number-columns-repeated="5"/>
        </table:table-row>
        <table:table-row table:style-name="ro2">
          <table:table-cell table:formula="of:=[.A61]" office:value-type="string" office:string-value="pc">
            <text:p>pc</text:p>
          </table:table-cell>
          <table:table-cell table:formula="of:=[.B61]" office:value-type="float" office:value="1">
            <text:p>1</text:p>
          </table:table-cell>
          <table:table-cell/>
          <table:table-cell table:formula="of:=[.D61]" office:value-type="string" office:string-value="squaredexponential (matlab)">
            <text:p>squaredexponential (matlab)</text:p>
          </table:table-cell>
          <table:table-cell table:formula="of:=[.E61]" office:value-type="float" office:value="1">
            <text:p>1</text:p>
          </table:table-cell>
          <table:table-cell table:formula="of:=[.F61]" office:value-type="float" office:value="4">
            <text:p>4</text:p>
          </table:table-cell>
          <table:table-cell table:formula="of:=[.G61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61]" office:value-type="float" office:value="0.0001">
            <text:p>1,00E-004</text:p>
          </table:table-cell>
          <table:table-cell/>
          <table:table-cell office:value-type="float" office:value="4.15099972785182">
            <text:p>4,1509997279</text:p>
          </table:table-cell>
          <table:table-cell table:style-name="Default" office:value-type="float" office:value="-2">
            <text:p>-2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2">
          <table:table-cell table:formula="of:=[.A62]" office:value-type="string" office:string-value="pc">
            <text:p>pc</text:p>
          </table:table-cell>
          <table:table-cell table:formula="of:=[.B62]" office:value-type="float" office:value="1">
            <text:p>1</text:p>
          </table:table-cell>
          <table:table-cell/>
          <table:table-cell table:formula="of:=[.D62]" office:value-type="string" office:string-value="squaredexponential (matlab)">
            <text:p>squaredexponential (matlab)</text:p>
          </table:table-cell>
          <table:table-cell table:formula="of:=[.E62]" office:value-type="float" office:value="1">
            <text:p>1</text:p>
          </table:table-cell>
          <table:table-cell table:formula="of:=[.F62]" office:value-type="float" office:value="4">
            <text:p>4</text:p>
          </table:table-cell>
          <table:table-cell table:formula="of:=[.G62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62]" office:value-type="float" office:value="0.0001">
            <text:p>1,00E-004</text:p>
          </table:table-cell>
          <table:table-cell/>
          <table:table-cell office:value-type="float" office:value="3.31501318021331">
            <text:p>3,3150131802</text:p>
          </table:table-cell>
          <table:table-cell table:style-name="Default" office:value-type="float" office:value="-0.142">
            <text:p>-0,142</text:p>
          </table:table-cell>
          <table:table-cell office:value-type="float" office:value="199">
            <text:p>199</text:p>
          </table:table-cell>
          <table:table-cell table:number-columns-repeated="5"/>
        </table:table-row>
        <table:table-row table:style-name="ro2">
          <table:table-cell table:formula="of:=[.A63]" office:value-type="string" office:string-value="pc">
            <text:p>pc</text:p>
          </table:table-cell>
          <table:table-cell table:formula="of:=[.B63]" office:value-type="float" office:value="1">
            <text:p>1</text:p>
          </table:table-cell>
          <table:table-cell/>
          <table:table-cell table:formula="of:=[.D63]" office:value-type="string" office:string-value="squaredexponential (matlab)">
            <text:p>squaredexponential (matlab)</text:p>
          </table:table-cell>
          <table:table-cell table:formula="of:=[.E63]" office:value-type="float" office:value="1">
            <text:p>1</text:p>
          </table:table-cell>
          <table:table-cell table:formula="of:=[.F63]" office:value-type="float" office:value="4">
            <text:p>4</text:p>
          </table:table-cell>
          <table:table-cell table:formula="of:=[.G63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63]" office:value-type="float" office:value="0.0001">
            <text:p>1,00E-004</text:p>
          </table:table-cell>
          <table:table-cell/>
          <table:table-cell office:value-type="float" office:value="4.12910069692284">
            <text:p>4,1291006969</text:p>
          </table:table-cell>
          <table:table-cell table:style-name="Default" office:value-type="float" office:value="-2">
            <text:p>-2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office:value-type="float" office:value="0.0001">
            <text:p>1,00E-004</text:p>
          </table:table-cell>
          <table:table-cell office:value-type="float" office:value="0.0562183520052798">
            <text:p>0,056218352</text:p>
          </table:table-cell>
          <table:table-cell office:value-type="float" office:value="2.82193262574806">
            <text:p>2,8219326257</text:p>
          </table:table-cell>
          <table:table-cell table:style-name="Default" office:value-type="float" office:value="-0.159">
            <text:p>-0,159</text:p>
          </table:table-cell>
          <table:table-cell office:value-type="float" office:value="186">
            <text:p>186</text:p>
          </table:table-cell>
          <table:table-cell table:number-columns-repeated="5"/>
        </table:table-row>
        <table:table-row table:style-name="ro2">
          <table:table-cell table:formula="of:=[.A65]" office:value-type="string" office:string-value="pc">
            <text:p>pc</text:p>
          </table:table-cell>
          <table:table-cell table:formula="of:=[.B65]" office:value-type="float" office:value="1">
            <text:p>1</text:p>
          </table:table-cell>
          <table:table-cell/>
          <table:table-cell table:formula="of:=[.D65]" office:value-type="string" office:string-value="squaredexponential (matlab)">
            <text:p>squaredexponential (matlab)</text:p>
          </table:table-cell>
          <table:table-cell table:formula="of:=[.E65]" office:value-type="float" office:value="1">
            <text:p>1</text:p>
          </table:table-cell>
          <table:table-cell table:formula="of:=[.F65]" office:value-type="float" office:value="4">
            <text:p>4</text:p>
          </table:table-cell>
          <table:table-cell table:formula="of:=[.G65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65]" office:value-type="float" office:value="0.0001">
            <text:p>1,00E-004</text:p>
          </table:table-cell>
          <table:table-cell office:value-type="float" office:value="0.0556804546720047">
            <text:p>0,0556804547</text:p>
          </table:table-cell>
          <table:table-cell office:value-type="float" office:value="6.86305487964718">
            <text:p>6,8630548796</text:p>
          </table:table-cell>
          <table:table-cell table:style-name="Default" office:value-type="float" office:value="-2">
            <text:p>-2</text:p>
          </table:table-cell>
          <table:table-cell office:value-type="float" office:value="127">
            <text:p>127</text:p>
          </table:table-cell>
          <table:table-cell table:number-columns-repeated="5"/>
        </table:table-row>
        <table:table-row table:style-name="ro2">
          <table:table-cell table:formula="of:=[.A66]" office:value-type="string" office:string-value="pc">
            <text:p>pc</text:p>
          </table:table-cell>
          <table:table-cell table:formula="of:=[.B66]" office:value-type="float" office:value="1">
            <text:p>1</text:p>
          </table:table-cell>
          <table:table-cell/>
          <table:table-cell table:formula="of:=[.D66]" office:value-type="string" office:string-value="squaredexponential (matlab)">
            <text:p>squaredexponential (matlab)</text:p>
          </table:table-cell>
          <table:table-cell table:formula="of:=[.E66]" office:value-type="float" office:value="1">
            <text:p>1</text:p>
          </table:table-cell>
          <table:table-cell table:formula="of:=[.F66]" office:value-type="float" office:value="4">
            <text:p>4</text:p>
          </table:table-cell>
          <table:table-cell table:formula="of:=[.G66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66]" office:value-type="float" office:value="0.0001">
            <text:p>1,00E-004</text:p>
          </table:table-cell>
          <table:table-cell office:value-type="float" office:value="1.19288884120999">
            <text:p>1,1928888412</text:p>
          </table:table-cell>
          <table:table-cell office:value-type="float" office:value="2.90776006331345">
            <text:p>2,9077600633</text:p>
          </table:table-cell>
          <table:table-cell table:style-name="Default" office:value-type="float" office:value="-2">
            <text:p>-2</text:p>
          </table:table-cell>
          <table:table-cell office:value-type="float" office:value="107">
            <text:p>107</text:p>
          </table:table-cell>
          <table:table-cell table:number-columns-repeated="5"/>
        </table:table-row>
        <table:table-row table:style-name="ro2">
          <table:table-cell table:formula="of:=[.A67]" office:value-type="string" office:string-value="pc">
            <text:p>pc</text:p>
          </table:table-cell>
          <table:table-cell table:formula="of:=[.B67]" office:value-type="float" office:value="1">
            <text:p>1</text:p>
          </table:table-cell>
          <table:table-cell/>
          <table:table-cell table:formula="of:=[.D67]" office:value-type="string" office:string-value="squaredexponential (matlab)">
            <text:p>squaredexponential (matlab)</text:p>
          </table:table-cell>
          <table:table-cell table:formula="of:=[.E67]" office:value-type="float" office:value="1">
            <text:p>1</text:p>
          </table:table-cell>
          <table:table-cell table:formula="of:=[.F67]" office:value-type="float" office:value="4">
            <text:p>4</text:p>
          </table:table-cell>
          <table:table-cell table:formula="of:=[.G67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67]" office:value-type="float" office:value="0.0001">
            <text:p>1,00E-004</text:p>
          </table:table-cell>
          <table:table-cell office:value-type="float" office:value="0.0522013855139055">
            <text:p>0,0522013855</text:p>
          </table:table-cell>
          <table:table-cell office:value-type="float" office:value="2.83849549896239">
            <text:p>2,838495499</text:p>
          </table:table-cell>
          <table:table-cell table:style-name="Default" office:value-type="float" office:value="-0.151">
            <text:p>-0,151</text:p>
          </table:table-cell>
          <table:table-cell office:value-type="float" office:value="88">
            <text:p>88</text:p>
          </table:table-cell>
          <table:table-cell table:number-columns-repeated="5"/>
        </table:table-row>
        <table:table-row table:style-name="ro2">
          <table:table-cell table:formula="of:=[.A68]" office:value-type="string" office:string-value="pc">
            <text:p>pc</text:p>
          </table:table-cell>
          <table:table-cell table:formula="of:=[.B68]" office:value-type="float" office:value="1">
            <text:p>1</text:p>
          </table:table-cell>
          <table:table-cell/>
          <table:table-cell table:formula="of:=[.D68]" office:value-type="string" office:string-value="squaredexponential (matlab)">
            <text:p>squaredexponential (matlab)</text:p>
          </table:table-cell>
          <table:table-cell table:formula="of:=[.E68]" office:value-type="float" office:value="1">
            <text:p>1</text:p>
          </table:table-cell>
          <table:table-cell table:formula="of:=[.F68]" office:value-type="float" office:value="4">
            <text:p>4</text:p>
          </table:table-cell>
          <table:table-cell table:formula="of:=[.G68]" office:value-type="float" office:value="200">
            <text:p>200</text:p>
          </table:table-cell>
          <table:table-cell office:value-type="string">
            <text:p>randn * 0,01 (with bound)</text:p>
          </table:table-cell>
          <table:table-cell table:style-name="ce3" table:formula="of:=[.I68]" office:value-type="float" office:value="0.0001">
            <text:p>1,00E-004</text:p>
          </table:table-cell>
          <table:table-cell office:value-type="float" office:value="0.0418810611533982">
            <text:p>0,0418810612</text:p>
          </table:table-cell>
          <table:table-cell office:value-type="float" office:value="4.16142621362026">
            <text:p>4,1614262136</text:p>
          </table:table-cell>
          <table:table-cell table:style-name="Default" office:value-type="float" office:value="-0.18">
            <text:p>-0,18</text:p>
          </table:table-cell>
          <table:table-cell office:value-type="float" office:value="40">
            <text:p>40</text:p>
          </table:table-cell>
          <table:table-cell table:number-columns-repeated="5"/>
        </table:table-row>
      </table:table>
      <table:table table:name="mountainCar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ce1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row table:style-name="ro2">
          <table:table-cell/>
          <table:table-cell table:style-name="ce1" office:value-type="string">
            <text:p>useMatlabBayes</text:p>
          </table:table-cell>
          <table:table-cell office:value-type="string">
            <text:p>useMatlabGP</text:p>
          </table:table-cell>
          <table:table-cell office:value-type="string">
            <text:p>covarianceFcn</text:p>
          </table:table-cell>
          <table:table-cell office:value-type="string">
            <text:p>trajectoriesPerPolicy</text:p>
          </table:table-cell>
          <table:table-cell office:value-type="string">
            <text:p>initialPolicies</text:p>
          </table:table-cell>
          <table:table-cell office:value-type="string">
            <text:p>iterations</text:p>
          </table:table-cell>
          <table:table-cell office:value-type="string">
            <text:p>runtime / minutes</text:p>
          </table:table-cell>
          <table:table-cell table:style-name="Default" office:value-type="string">
            <text:p>best reward</text:p>
          </table:table-cell>
          <table:table-cell office:value-type="string">
            <text:p>best found at iteration</text:p>
          </table:table-cell>
          <table:table-cell office:value-type="string">
            <text:p>setup</text:p>
          </table:table-cell>
          <table:table-cell office:value-type="string">
            <text:p>result</text:p>
          </table:table-cell>
          <table:table-cell table:number-columns-repeated="3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 table:style-name="ce1"/>
          <table:table-cell office:value-type="string">
            <text:p>After 4 iterations cholesky fail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no kernel scaling</text:p>
          </table:table-cell>
          <table:table-cell office:value-type="string">
            <text:p>After 4 iterations cholesky fail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no custom kernel scaling</text:p>
          </table:table-cell>
          <table:table-cell office:value-type="string">
            <text:p>After 3 iterations cholesky fail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doublings up to 20, no custom kernel scaling</text:p>
          </table:table-cell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@trajectoryCovarianc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doublings up to 20, no kernel scaling</text:p>
          </table:table-cell>
          <table:table-cell/>
          <table:table-cell table:style-name="ce1"/>
          <table:table-cell/>
          <table:table-cell table:style-name="ce1"/>
        </table:table-row>
        <table:table-row table:style-name="ro2" table:number-rows-repeated="4">
          <table:table-cell/>
          <table:table-cell table:style-name="ce1" table:number-columns-repeated="2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 table:number-rows-repeated="5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4"/>
          <table:table-cell table:number-columns-repeated="7"/>
        </table:table-row>
        <table:table-row table:style-name="ro2" table:number-rows-repeated="5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4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</table:table>
      <table:table table:name="Tabelle3" table:style-name="ta1" table:print="false">
        <office:forms form:automatic-focus="false" form:apply-design-mode="false"/>
        <table:table-column table:style-name="co1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17.10.2017</text:date>, <text:time>13:44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Rinder</meta:initial-creator>
    <meta:creation-date>2017-10-04T19:09:17.93</meta:creation-date>
    <dc:date>2017-10-17T13:44:29.85</dc:date>
    <meta:editing-duration>P1DT5H59M12S</meta:editing-duration>
    <meta:editing-cycles>43</meta:editing-cycles>
    <meta:generator>OpenOffice/4.1.2$Win32 OpenOffice.org_project/412m3$Build-9782</meta:generator>
    <dc:creator>Sebastian Rinder</dc:creator>
    <meta:document-statistic meta:table-count="3" meta:cell-count="788" meta:object-count="0"/>
  </office:meta>
</office:document-meta>
</file>